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Definition">
      <style:paragraph-properties loext:contextual-spacing="false"/>
    </style:style>
    <style:style style:name="P14" style:family="paragraph" style:parent-style-name="OOoFigureCaption">
      <style:paragraph-properties fo:text-align="center" style:justify-single-word="false"/>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429in"/>
    </style:style>
    <style:style style:name="P17" style:family="paragraph" style:parent-style-name="OOoTextBody" style:master-page-name="">
      <style:paragraph-properties loext:contextual-spacing="false" fo:margin-top="0.0429in" fo:margin-bottom="0.0429in" style:page-number="auto"/>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master-page-name="">
      <style:paragraph-properties loext:contextual-spacing="false" fo:margin-top="0.0043in" fo:margin-bottom="0.0827in" style:page-number="auto"/>
    </style:style>
    <style:style style:name="P20" style:family="paragraph" style:parent-style-name="OOoDefinition">
      <style:paragraph-properties loext:contextual-spacing="false" fo:margin-top="0in" fo:margin-bottom="0.0429in"/>
    </style:style>
    <style:style style:name="P21" style:family="paragraph" style:parent-style-name="OOoDefinitionTerm">
      <style:text-properties fo:font-weight="bold"/>
    </style:style>
    <style:style style:name="P22" style:family="paragraph" style:parent-style-name="OOoTextBody">
      <style:paragraph-properties fo:text-align="start" style:justify-single-word="false"/>
    </style:style>
    <style:style style:name="P23" style:family="paragraph" style:parent-style-name="OOoTextBody">
      <style:paragraph-properties fo:text-align="center" style:justify-single-word="false"/>
    </style:style>
    <style:style style:name="P24" style:family="paragraph" style:parent-style-name="OOoNum_20_123_20_Cont." style:list-style-name="OOoNum_20_123"/>
    <style:style style:name="P25" style:family="paragraph" style:parent-style-name="OOoNum_20_123_20_Start" style:master-page-name="">
      <style:paragraph-properties style:page-number="auto" fo:keep-with-next="always"/>
    </style:style>
    <style:style style:name="P26" style:family="paragraph" style:parent-style-name="OOoNum_20_123_20_Start">
      <style:paragraph-properties text:number-lines="false" text:line-number="0"/>
    </style:style>
    <style:style style:name="P27" style:family="paragraph" style:parent-style-name="OOoFigure" style:master-page-name="">
      <style:paragraph-properties style:page-number="auto"/>
    </style:style>
    <style:style style:name="P28" style:family="paragraph" style:parent-style-name="OOoHeading_20_2" style:master-page-name="">
      <style:paragraph-properties style:page-number="auto" fo:keep-with-next="always"/>
    </style:style>
    <style:style style:name="P29" style:family="paragraph" style:parent-style-name="OOoHeading_20_0" style:master-page-name="OOoPageStyle">
      <style:paragraph-properties style:page-number="auto"/>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List_20_1_20_Start" style:master-page-name="">
      <style:paragraph-properties style:page-number="auto" fo:keep-with-next="always"/>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1" style:family="graphic" style:parent-style-name="Frame">
      <style:graphic-properties style:wrap="none" style:vertical-pos="top" style:vertical-rel="paragraph" style:horizontal-pos="center" style:horizontal-rel="paragraph" fo:padding="0in" fo:border="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8"><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5"><draw:frame draw:style-name="fr2" draw:name="Figure_AOO41GS12_2" text:anchor-type="as-char" svg:width="5.4925in" draw:z-index="1"><draw:text-box fo:min-height="2.7465in"><text:p text:style-name="OOoFigureCaption"><draw:frame draw:style-name="fr13" draw:name="AOO41GS12_002"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igure_AOO41GS12_3" text:anchor-type="as-char" svg:width="5.4972in" draw:z-index="4"><draw:text-box fo:min-height="3.1937in"><text:p text:style-name="OOoFigureCaption"><draw:frame draw:style-name="fr14" draw:name="AOO41GS12_003" text:anchor-type="paragraph" svg:width="5.4492in" svg:height="2.9543in" draw:z-index="5"><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810873244"/>Help Agent<text:alphabetical-index-mark-end text:id="IMark810873244"/></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86148500"/>high contrast<text:alphabetical-index-mark-end text:id="IMark98614850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86148500"/>Open/Save dialogs<text:alphabetical-index-mark-end text:id="IMark98614850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10873244"/>two-digit years<text:alphabetical-index-mark-end text:id="IMark81087324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5267826288277310584"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21"><draw:text-box fo:min-height="3.0425in"><text:p text:style-name="OOoFigureCaption"><draw:frame draw:style-name="fr15" draw:name="AOO41GS12_005" text:anchor-type="paragraph" svg:x="0in" svg:y="0in" svg:width="5.6929in" svg:height="2.828in" draw:z-index="22"><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182925396"/> in menus<text:alphabetical-index-mark-end text:id="IMark182925396"/></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2"><draw:frame draw:style-name="fr16" draw:name="AOO41GS12_006" text:anchor-type="as-char" svg:y="-1.5154in" svg:width="2.6984in" svg:height="1.6402in" draw:z-index="24"><draw:image xlink:href="Pictures/100002010000017F000000D77242C44F.png" xlink:type="simple" xlink:show="embed" xlink:actuate="onLoad"/></draw:frame></text:p>
          </table:table-cell>
          <table:table-cell table:style-name="Table127.A1" office:value-type="string">
            <text:p text:style-name="P23"><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0">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6603039" text:continue-list="list5267826288277310584"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182964296"/>clipboard<text:alphabetical-index-mark-end text:id="IMark182964296"/>”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1">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6"><text:soft-page-break/><draw:frame draw:style-name="fr2" draw:name="Figure_AOO41GS12_7" text:anchor-type="as-char" svg:width="5.5319in" draw:z-index="29"><draw:text-box fo:min-height="3.598in"><text:p text:style-name="OOoFigureCaption"><draw:frame draw:style-name="fr14" draw:name="AOO41GS12_008" text:anchor-type="paragraph" svg:width="5.4492in" svg:height="3.3854in" draw:z-index="3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1">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33"><draw:text-box fo:min-height="2.9508in"><text:p text:style-name="OOoFigureCaption"><draw:frame draw:style-name="fr14" draw:name="AOO41GS12_009" text:anchor-type="paragraph" svg:width="5.389in" svg:height="3.3457in" draw:z-index="34"><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2">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35"><draw:text-box fo:min-height="3.6091in"><text:p text:style-name="OOoFigureCaption"><draw:frame draw:style-name="fr14" draw:name="AOO41GS12_010" text:anchor-type="paragraph" svg:width="5.4772in" svg:height="3.3945in" draw:z-index="36"><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261743745649609400" text:style-name="OOoNum_20_123">
        <text:list-item text:start-value="1">
          <text:p text:style-name="P25">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38"><draw:text-box fo:min-height="4.2339in"><text:p text:style-name="OOoFigureCaption"><draw:frame draw:style-name="fr15" draw:name="AOO41GS12_011" text:anchor-type="paragraph" svg:x="0in" svg:y="0in" svg:width="6.0457in" svg:height="4.0181in" draw:z-index="39"><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2">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44"><draw:text-box fo:min-height="3.6972in"><text:p text:style-name="OOoFigureCaption"><draw:frame draw:style-name="fr18" draw:name="AOO41GS12_012" text:anchor-type="char" svg:x="0in" svg:y="0in" svg:width="5.611in" svg:height="3.4835in" draw:z-index="45"><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6608885" text:continue-list="list6261743745649609400"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46"><draw:text-box fo:min-height="2.8575in"><text:p text:style-name="OOoFigureCaption"><draw:frame draw:style-name="fr15" draw:name="AOO41GS12_013" text:anchor-type="paragraph" svg:x="0.0362in" svg:y="0in" svg:width="5.5319in" svg:height="2.6272in" draw:z-index="47"><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48"><draw:text-box><text:p text:style-name="OOoFigureCaption"><draw:frame draw:style-name="fr19" draw:name="AOO41GS12_014" text:anchor-type="paragraph" svg:x="0.0346in" svg:y="0in" svg:width="5.3583in" svg:height="2.9173in" draw:z-index="49"><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82964392"/>Ctrl-click required to follow hyperlinks<text:alphabetical-index-mark-end text:id="IMark18296439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50"><draw:text-box fo:min-height="3.6937in"><text:p text:style-name="OOoFigureCaption"><draw:frame draw:style-name="fr15" draw:name="AOO41GS12_015" text:anchor-type="paragraph" svg:x="0in" svg:y="0in" svg:width="5.5839in" svg:height="3.4791in" draw:z-index="51"><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6598825" text:continue-list="list3660303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1"><text:soft-page-break/>Select or deselect the options as required.</text:p>
      <text:p text:style-name="OOoFigure"><draw:frame draw:style-name="fr2" draw:name="Figure_AOO41GS12_15" text:anchor-type="as-char" svg:width="5.6252in" draw:z-index="52"><draw:text-box fo:min-height="2.7783in"><text:p text:style-name="OOoFigureCaption"><draw:frame draw:style-name="fr15" draw:name="AOO41GS12_016" text:anchor-type="paragraph" svg:x="0in" svg:y="0in" svg:width="5.6673in" svg:height="2.5972in" draw:z-index="53"><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182927316"/><text:reference-mark-start text:name="Java options"/>Java Options<text:reference-mark-end text:name="Java options"/><text:alphabetical-index-mark-end text:id="IMark182927316"/></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54"><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56"><draw:text-box fo:min-height="3.3827in"><text:p text:style-name="OOoFigureCaption"><draw:frame draw:style-name="fr14" draw:name="AOO41GS12_018" text:anchor-type="paragraph" svg:width="5.4453in" svg:height="3.1693in" draw:z-index="58"><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60"><draw:text-box><text:p text:style-name="OOoFigureCaption"><draw:frame draw:style-name="fr15" draw:name="AOO41GS12_019" text:anchor-type="paragraph" svg:x="0in" svg:y="0in" svg:width="4.0547in" svg:height="2.1102in" draw:z-index="61"><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11">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40"><draw:text-box fo:min-height="3.5799in"><text:p text:style-name="OOoFigureCaption"><draw:frame draw:style-name="fr14" draw:name="AOO41GS12_020" text:anchor-type="paragraph" svg:width="5.4681in" svg:height="3.3854in" draw:z-index="41"><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182926740"/>user-specific settings<text:alphabetical-index-mark-end text:id="IMark18292674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82926740"/>printer settings<text:alphabetical-index-mark-end text:id="IMark18292674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3"><text:alphabetical-index-mark-start text:id="IMark182926740"/>AutoRecovery<text:alphabetical-index-mark-end text:id="IMark182926740"/>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182926740"/>OpenDocument Format<text:alphabetical-index-mark-end text:id="IMark182926740"/>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182926740"/>XML<text:alphabetical-index-mark-end text:id="IMark18292674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8"><draw:frame draw:style-name="fr2" draw:name="Figure_AOO41GS12_20" text:anchor-type="as-char" svg:width="3.4681in" draw:z-index="42"><draw:text-box fo:min-height="2.9972in"><text:p text:style-name="P14"><draw:frame draw:style-name="fr20" draw:name="AOO41GS12_021" text:anchor-type="as-char" svg:width="2.3028in" svg:height="2.722in" draw:z-index="43"><draw:image xlink:href="Pictures/10000201000000EC0000011743725642.png" xlink:type="simple" xlink:show="embed" xlink:actuate="onLoad"/></draw:frame></text:p><text:p text:style-name="P14">Figure <text:sequence text:ref-name="refFigure19" text:name="Figure" text:formula="ooow:Figure+1" style:num-format="1">20</text:sequence>: Choosing Load/Save VBA Properties</text:p></draw:text-box></draw:frame></text:p>
      <text:list xml:id="list36605106"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6614723" text:continue-list="list36598825" text:style-name="OOoBullets_20_1">
        <text:list-item>
          <text:p text:style-name="OOoList_20_1_20_Cont."><text:soft-page-break/>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1">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2"><draw:text-box fo:min-height="3.5791in"><text:p text:style-name="OOoFigureCaption"><draw:frame draw:style-name="fr15" draw:name="AOO41GS12_022" text:anchor-type="paragraph" svg:x="0in" svg:y="0in" svg:width="5.4492in" svg:height="3.4035in" draw:z-index="63"><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82924100"/>HTML Compatibility<text:alphabetical-index-mark-end text:id="IMark18292410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4"><draw:text-box fo:min-height="3.2047in"><text:p text:style-name="OOoFigureCaption"><draw:frame draw:style-name="fr15" draw:name="AOO41GS12_023" text:anchor-type="paragraph" svg:x="0in" svg:y="0in" svg:width="5.6283in" svg:height="3.0134in" draw:z-index="65"><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182924100"/>importing numbers from an HTML page<text:alphabetical-index-mark-end text:id="IMark182924100"/>,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182924100"/>Language Settings<text:alphabetical-index-mark-end text:id="IMark182924100"/></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6614973" text:continue-list="list36614723" text:style-name="OOoBullets_20_1">
        <text:list-item>
          <text:p text:style-name="OOoList_20_1_20_Cont.">Change some locale and language settings</text:p>
        </text:list-item>
        <text:list-item>
          <text:p text:style-name="OOoList_20_1_20_End">Choose spelling options</text:p>
        </text:list-item>
      </text:list>
      <text:h text:style-name="P28" text:outline-level="3">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6"><draw:text-box fo:min-height="2.0016in"><text:p text:style-name="OOoFigureCaption"><draw:frame draw:style-name="fr15" draw:name="AOO41GS12_024" text:anchor-type="paragraph" svg:x="0.0382in" svg:y="0in" svg:width="4.3575in" svg:height="1.8256in" draw:z-index="67"><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25"><draw:text-box fo:min-height="2.3366in"><text:p text:style-name="OOoFigureCaption"><draw:frame draw:style-name="fr21" draw:name="AOO41GS12_025" text:anchor-type="paragraph" svg:width="4.3945in" svg:height="2.161in" draw:z-index="2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30"><draw:text-box fo:min-height="0.4417in"><text:p text:style-name="OOoFigureCaption"><draw:frame draw:style-name="fr14" draw:name="AOO41GS12_026" text:anchor-type="paragraph" svg:width="5.2154in" svg:height="3.4256in" draw:z-index="31"><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32526820"/>Spelling Options<text:alphabetical-index-mark-end text:id="IMark3252682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14"><draw:text-box fo:min-height="3.8571in"><text:p text:style-name="OOoFigureCaption"><draw:frame draw:style-name="fr15" draw:name="AOO41GS12_027" text:anchor-type="paragraph" svg:x="0in" svg:y="0in" svg:width="5.7634in" svg:height="3.6193in" draw:z-index="15"><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2">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6626704" text:continue-list="list36614973" text:style-name="OOoBullets_20_1">
        <text:list-item>
          <text:p text:style-name="OOoList_20_1_20_Cont.">If you use a <text:alphabetical-index-mark-start text:id="IMark182701264"/>custom dictionary<text:alphabetical-index-mark-end text:id="IMark182701264"/>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0" text:outline-level="2"><text:soft-page-break/><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182927316"/>E-mail options<text:alphabetical-index-mark-end text:id="IMark182927316"/> is available, where you can specify the e-mail program to use when you send the current document as e-mail. Under Windows the operating system’s default e-mail program is always used.</text:p>
      <text:p text:style-name="P19"><draw:frame draw:style-name="fr7" draw:name="Figure-AOO41GS12_27" text:anchor-type="as-char" svg:y="-1.0898in" svg:width="4.4339in" draw:z-index="19"><draw:text-box fo:min-height="1.9189in"><text:p text:style-name="OOoFigureCaption"><draw:frame draw:style-name="fr15" draw:name="AOO41GS12_028" text:anchor-type="paragraph" svg:x="0in" svg:y="0in" svg:width="3.5236in" svg:height="1.6965in" draw:z-index="20"><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1" text:outline-level="2">Controlling <text:alphabetical-index-mark-start text:id="IMark182927316"/>AutoCorrect<text:alphabetical-index-mark-end text:id="IMark182927316"/>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16"><draw:text-box fo:min-height="4.7374in"><text:p text:style-name="OOoFigureCaption"><draw:frame draw:style-name="fr22" draw:name="AOO41GS12_029" text:anchor-type="paragraph" svg:width="5.5118in" svg:height="4.3744in" draw:z-index="1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1"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781196344" text:key1="customizing"/>menus<text:alphabetical-index-mark-end text:id="IMark781196344"/><text:alphabetical-index-mark text:string-value="customizing" text:key1="menus"/>:</text:p>
      <text:list xml:id="list36599292" text:continue-list="list36608885" text:style-name="OOoNum_20_123">
        <text:list-item text:start-value="1">
          <text:p text:style-name="P26">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4">In the Save In drop-down list, choose whether to save this changed menu for the application (for example, OpenOffice Writer) or for a selected document (for example, MyDoc.odt).</text:p>
        </text:list-item>
      </text:list>
      <text:p text:style-name="P27"><draw:frame draw:style-name="fr11" draw:name="Figure_AOO41GS12_29" text:anchor-type="paragraph" svg:width="5.822in" draw:z-index="12"><draw:text-box fo:min-height="4.4681in"><text:p text:style-name="Figure"><draw:frame draw:style-name="fr23" draw:name="AOO41GS12_030" text:anchor-type="paragraph" svg:width="5.822in" svg:height="4.4681in" style:rel-height="scale" draw:z-index="13"><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6605454"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6597541" text:continue-list="list3660545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8" draw:name="Figure_AOO41GS12_30" text:anchor-type="as-char" svg:width="4.3528in" draw:z-index="23"><draw:text-box fo:min-height="3.998in"><text:p text:style-name="OOoFigureCaption"><draw:frame draw:style-name="fr20" draw:name="AOO41GS12_031" text:anchor-type="as-char" svg:width="4.3528in" svg:height="3.8591in" draw:z-index="26"><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6604099" text:continue-list="list36597541"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59"><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8" draw:name="Figure_AOO41GS12_31" text:anchor-type="as-char" svg:width="6.3409in" draw:z-index="8"><draw:text-box fo:min-height="4.8209in"><text:p text:style-name="OOoFigureCaption"><draw:frame draw:style-name="fr14" draw:name="AOO41GS12_033" text:anchor-type="paragraph" svg:width="6.3409in" svg:height="4.6535in" draw:z-index="68"><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6609065" text:continue-list="list36626704"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0">To customize toolbars:</text:p>
      <text:list xml:id="list36617595" text:continue-list="list36604099"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69"><draw:text-box fo:min-height="0.3138in"><text:p text:style-name="OOoFigureCaption"><draw:frame draw:style-name="fr14" draw:name="AOO41GS12_034" text:anchor-type="paragraph" svg:width="6.3299in" svg:height="5.122in" draw:z-index="70"><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6606864" text:continue-list="list36617595"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6617943" text:continue-list="list3660686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55"><draw:text-box fo:min-height="3.2709in"><text:p text:style-name="OOoFigureCaption"><draw:frame draw:style-name="fr25" draw:name="AOO41GS12_035" text:anchor-type="as-char" svg:width="5.8583in" svg:height="3.0457in" draw:z-index="57"><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781195240" text:key1="customizing"/><text:alphabetical-index-mark text:string-value="assigning" text:key1="keyboard shortcuts"/>keyboard shortcuts<text:alphabetical-index-mark-end text:id="IMark78119524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7"><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6627048" text:continue-list="list36617943"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9" draw:name="Figure_AOO41GS12_34" text:anchor-type="as-char" svg:width="6.1256in" draw:z-index="27"><draw:text-box fo:min-height="0.4882in"><text:p text:style-name="OOoFigureCaption"><draw:frame draw:style-name="fr14" draw:name="AOO41GS12_037" text:anchor-type="paragraph" svg:width="5.7972in" svg:height="5.1866in" draw:z-index="71"><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36617885" text:continue-numbering="true" text:style-name="OOoNum_20_123">
        <text:list-item>
          <text:p text:style-name="P24">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4">Choose the shortcut keys you want to assign a style to. In this example, we have selected <text:span text:style-name="OOoKeystroke">Ctrl+9</text:span>.</text:p>
        </text:list-item>
        <text:list-item>
          <text:p text:style-name="P24">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4">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6597981" text:continue-list="list36627048"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598838" text:continue-list="list36597981"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6606107" text:continue-list="list36598838"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0" draw:name="Figure_AOo41GS12_35" text:anchor-type="as-char" svg:width="6.352in" draw:z-index="10"><draw:text-box fo:min-height="4.1429in"><text:p text:style-name="OOoFigureCaption"><draw:frame draw:style-name="fr25" draw:name="AOO41GS12_038" text:anchor-type="as-char" svg:width="6.352in" svg:height="3.898in" draw:z-index="11"><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781194616"/>shared extension<text:alphabetical-index-mark-end text:id="IMark781194616"/>,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footer>
        <text:p text:style-name="Footer"/>
      </style:footer>
    </style:master-page>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19</text:page-number></text:p>
      </style:footer>
      <style:footer-left>
        <text:p text:style-name="OOoFooter"><text:page-number text:select-page="current">2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7-28T16:37:45.17</dc:date>
    <dc:creator>Keith McKenna</dc:creator>
    <meta:editing-duration>PT13H30M21S</meta:editing-duration>
    <meta:editing-cycles>78</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5" meta:word-count="7798" meta:character-count="45394"/>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